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1.6654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1.6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6"/>
        <table:table-column table:style-name="co5" table:number-columns-repeated="1012" table:default-cell-style-name="ce3"/>
        <table:table-row table:style-name="ro1">
          <table:table-cell table:style-name="ce1" office:value-type="string" calcext:value-type="string" table:number-columns-spanned="8" table:number-rows-spanned="1">
            <text:p>Goal: Find a value that has the smallest % difference (use vw for row sizing)</text:p>
          </table:table-cell>
          <table:covered-table-cell table:number-columns-repeated="7" table:style-name="ce2"/>
          <table:table-cell table:style-name="ce2" office:value-type="string" calcext:value-type="string">
            <text:p>Max Ratio</text:p>
          </table:table-cell>
          <table:table-cell table:style-name="ce2" office:value-type="string" calcext:value-type="string">
            <text:p>Min Ratio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2" table:number-columns-repeated="7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Change width to match image</text:p>
          </table:table-cell>
          <table:covered-table-cell table:style-name="ce4"/>
          <table:covered-table-cell table:style-name="ce2"/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 office:value-type="string" calcext:value-type="string">
            <text:p>Value (vw)</text:p>
          </table:table-cell>
          <table:table-cell table:style-name="ce2" office:value-type="string" calcext:value-type="string">
            <text:p>Width at 600</text:p>
          </table:table-cell>
          <table:table-cell table:style-name="ce2" office:value-type="string" calcext:value-type="string">
            <text:p>Height at 600</text:p>
          </table:table-cell>
          <table:table-cell table:style-name="ce2" office:value-type="string" calcext:value-type="string">
            <text:p>Ratio at 600</text:p>
          </table:table-cell>
          <table:table-cell table:style-name="ce2" office:value-type="string" calcext:value-type="string">
            <text:p>W at 1600</text:p>
          </table:table-cell>
          <table:table-cell table:style-name="ce2" office:value-type="string" calcext:value-type="string">
            <text:p>H at 1600</text:p>
          </table:table-cell>
          <table:table-cell table:style-name="ce2" office:value-type="string" calcext:value-type="string">
            <text:p>Ratio at 1600</text:p>
          </table:table-cell>
          <table:table-cell table:style-name="ce5" office:value-type="string" calcext:value-type="string">
            <text:p>Dif From Max Ratio</text:p>
          </table:table-cell>
          <table:table-cell table:style-name="ce5" office:value-type="string" calcext:value-type="string">
            <text:p>Dif From Min Ratio</text:p>
          </table:table-cell>
          <table:table-cell table:style-name="ce2" office:value-type="string" calcext:value-type="string">
            <text:p>Total Dif.</text:p>
          </table:table-cell>
          <table:table-cell table:style-name="ce2" office:value-type="string" calcext:value-type="string">
            <text:p>Min Value</text:p>
          </table:table-cell>
          <table:table-cell table:style-name="ce2" office:value-type="string" calcext:value-type="string">
            <text:p>Recommended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ROUNDUP([.A5]*6; 0)" office:value-type="float" office:value="6" calcext:value-type="float">
            <text:p>6</text:p>
          </table:table-cell>
          <table:table-cell table:formula="of:=IFERROR([.B5]/[.C5]; 0)" office:value-type="float" office:value="10.8333333333333" calcext:value-type="float">
            <text:p>10.8333333333333</text:p>
          </table:table-cell>
          <table:table-cell office:value-type="float" office:value="190" calcext:value-type="float">
            <text:p>190</text:p>
          </table:table-cell>
          <table:table-cell table:formula="of:=ROUNDUP([.A5]*16; 0)" office:value-type="float" office:value="16" calcext:value-type="float">
            <text:p>16</text:p>
          </table:table-cell>
          <table:table-cell table:formula="of:=IFERROR([.E5]/[.F5]; 0)" office:value-type="float" office:value="11.875" calcext:value-type="float">
            <text:p>11.875</text:p>
          </table:table-cell>
          <table:table-cell table:formula="of:=ABS([.$I$2]-[.G5])" office:value-type="float" office:value="9.875" calcext:value-type="float">
            <text:p>9.875</text:p>
          </table:table-cell>
          <table:table-cell table:formula="of:=ABS([.$J$2]-[.D5])" office:value-type="float" office:value="9.33333333333333" calcext:value-type="float">
            <text:p>9.33333333333333</text:p>
          </table:table-cell>
          <table:table-cell table:formula="of:=ROUND(ABS([.H5]-[.I5]);12)" office:value-type="float" office:value="0.541666666667" calcext:value-type="float">
            <text:p>0.541666666667</text:p>
          </table:table-cell>
          <table:table-cell table:formula="of:=MIN([.$J$5:.$J$35])" office:value-type="float" office:value="0.00131771886" calcext:value-type="float">
            <text:p>0.00131771886</text:p>
          </table:table-cell>
          <table:table-cell table:style-name="ce7" table:formula="of:=INDEX([.$A$5:.$A$35]; MATCH([.$K$5]; [.$J$5:.$J$35]; 0))" office:value-type="float" office:value="6.47" calcext:value-type="float">
            <text:p>6.47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ROUNDUP([.A6]*6; 0)" office:value-type="float" office:value="12" calcext:value-type="float">
            <text:p>12</text:p>
          </table:table-cell>
          <table:table-cell table:formula="of:=IFERROR([.B6]/[.C6]; 0)" office:value-type="float" office:value="5.41666666666667" calcext:value-type="float">
            <text:p>5.41666666666667</text:p>
          </table:table-cell>
          <table:table-cell office:value-type="float" office:value="190" calcext:value-type="float">
            <text:p>190</text:p>
          </table:table-cell>
          <table:table-cell table:formula="of:=ROUNDUP([.A6]*16; 0)" office:value-type="float" office:value="32" calcext:value-type="float">
            <text:p>32</text:p>
          </table:table-cell>
          <table:table-cell table:formula="of:=IFERROR([.E6]/[.F6]; 0)" office:value-type="float" office:value="5.9375" calcext:value-type="float">
            <text:p>5.9375</text:p>
          </table:table-cell>
          <table:table-cell table:formula="of:=ABS([.$I$2]-[.G6])" office:value-type="float" office:value="3.9375" calcext:value-type="float">
            <text:p>3.9375</text:p>
          </table:table-cell>
          <table:table-cell table:formula="of:=ABS([.$J$2]-[.D6])" office:value-type="float" office:value="3.91666666666667" calcext:value-type="float">
            <text:p>3.91666666666667</text:p>
          </table:table-cell>
          <table:table-cell table:formula="of:=ROUND(ABS([.H6]-[.I6]);12)" office:value-type="float" office:value="0.020833333333" calcext:value-type="float">
            <text:p>0.020833333333</text:p>
          </table:table-cell>
          <table:table-cell/>
          <table:table-cell table:style-name="ce7"/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formula="of:=ROUNDUP([.A7]*6; 0)" office:value-type="float" office:value="18" calcext:value-type="float">
            <text:p>18</text:p>
          </table:table-cell>
          <table:table-cell table:formula="of:=IFERROR([.B7]/[.C7]; 0)" office:value-type="float" office:value="3.61111111111111" calcext:value-type="float">
            <text:p>3.61111111111111</text:p>
          </table:table-cell>
          <table:table-cell office:value-type="float" office:value="190" calcext:value-type="float">
            <text:p>190</text:p>
          </table:table-cell>
          <table:table-cell table:formula="of:=ROUNDUP([.A7]*16; 0)" office:value-type="float" office:value="48" calcext:value-type="float">
            <text:p>48</text:p>
          </table:table-cell>
          <table:table-cell table:formula="of:=IFERROR([.E7]/[.F7]; 0)" office:value-type="float" office:value="3.95833333333333" calcext:value-type="float">
            <text:p>3.95833333333333</text:p>
          </table:table-cell>
          <table:table-cell table:formula="of:=ABS([.$I$2]-[.G7])" office:value-type="float" office:value="1.95833333333333" calcext:value-type="float">
            <text:p>1.95833333333333</text:p>
          </table:table-cell>
          <table:table-cell table:formula="of:=ABS([.$J$2]-[.D7])" office:value-type="float" office:value="2.11111111111111" calcext:value-type="float">
            <text:p>2.11111111111111</text:p>
          </table:table-cell>
          <table:table-cell table:formula="of:=ROUND(ABS([.H7]-[.I7]);12)" office:value-type="float" office:value="0.152777777778" calcext:value-type="float">
            <text:p>0.152777777778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formula="of:=ROUNDUP([.A8]*6; 0)" office:value-type="float" office:value="24" calcext:value-type="float">
            <text:p>24</text:p>
          </table:table-cell>
          <table:table-cell table:formula="of:=IFERROR([.B8]/[.C8]; 0)" office:value-type="float" office:value="2.70833333333333" calcext:value-type="float">
            <text:p>2.70833333333333</text:p>
          </table:table-cell>
          <table:table-cell office:value-type="float" office:value="190" calcext:value-type="float">
            <text:p>190</text:p>
          </table:table-cell>
          <table:table-cell table:formula="of:=ROUNDUP([.A8]*16; 0)" office:value-type="float" office:value="64" calcext:value-type="float">
            <text:p>64</text:p>
          </table:table-cell>
          <table:table-cell table:formula="of:=IFERROR([.E8]/[.F8]; 0)" office:value-type="float" office:value="2.96875" calcext:value-type="float">
            <text:p>2.96875</text:p>
          </table:table-cell>
          <table:table-cell table:formula="of:=ABS([.$I$2]-[.G8])" office:value-type="float" office:value="0.96875" calcext:value-type="float">
            <text:p>0.96875</text:p>
          </table:table-cell>
          <table:table-cell table:formula="of:=ABS([.$J$2]-[.D8])" office:value-type="float" office:value="1.20833333333333" calcext:value-type="float">
            <text:p>1.20833333333333</text:p>
          </table:table-cell>
          <table:table-cell table:formula="of:=ROUND(ABS([.H8]-[.I8]);12)" office:value-type="float" office:value="0.239583333333" calcext:value-type="float">
            <text:p>0.239583333333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ROUNDUP([.A9]*6; 0)" office:value-type="float" office:value="30" calcext:value-type="float">
            <text:p>30</text:p>
          </table:table-cell>
          <table:table-cell table:formula="of:=IFERROR([.B9]/[.C9]; 0)" office:value-type="float" office:value="2.16666666666667" calcext:value-type="float">
            <text:p>2.16666666666667</text:p>
          </table:table-cell>
          <table:table-cell office:value-type="float" office:value="190" calcext:value-type="float">
            <text:p>190</text:p>
          </table:table-cell>
          <table:table-cell table:formula="of:=ROUNDUP([.A9]*16; 0)" office:value-type="float" office:value="80" calcext:value-type="float">
            <text:p>80</text:p>
          </table:table-cell>
          <table:table-cell table:formula="of:=IFERROR([.E9]/[.F9]; 0)" office:value-type="float" office:value="2.375" calcext:value-type="float">
            <text:p>2.375</text:p>
          </table:table-cell>
          <table:table-cell table:formula="of:=ABS([.$I$2]-[.G9])" office:value-type="float" office:value="0.375" calcext:value-type="float">
            <text:p>0.375</text:p>
          </table:table-cell>
          <table:table-cell table:formula="of:=ABS([.$J$2]-[.D9])" office:value-type="float" office:value="0.666666666666667" calcext:value-type="float">
            <text:p>0.666666666666667</text:p>
          </table:table-cell>
          <table:table-cell table:formula="of:=ROUND(ABS([.H9]-[.I9]);12)" office:value-type="float" office:value="0.291666666667" calcext:value-type="float">
            <text:p>0.291666666667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formula="of:=ROUNDUP([.A10]*6; 0)" office:value-type="float" office:value="36" calcext:value-type="float">
            <text:p>36</text:p>
          </table:table-cell>
          <table:table-cell table:formula="of:=IFERROR([.B10]/[.C10]; 0)" office:value-type="float" office:value="1.80555555555556" calcext:value-type="float">
            <text:p>1.80555555555556</text:p>
          </table:table-cell>
          <table:table-cell office:value-type="float" office:value="190" calcext:value-type="float">
            <text:p>190</text:p>
          </table:table-cell>
          <table:table-cell table:formula="of:=ROUNDUP([.A10]*16; 0)" office:value-type="float" office:value="96" calcext:value-type="float">
            <text:p>96</text:p>
          </table:table-cell>
          <table:table-cell table:formula="of:=IFERROR([.E10]/[.F10]; 0)" office:value-type="float" office:value="1.97916666666667" calcext:value-type="float">
            <text:p>1.97916666666667</text:p>
          </table:table-cell>
          <table:table-cell table:formula="of:=ABS([.$I$2]-[.G10])" office:value-type="float" office:value="0.0208333333333333" calcext:value-type="float">
            <text:p>0.020833333333333</text:p>
          </table:table-cell>
          <table:table-cell table:formula="of:=ABS([.$J$2]-[.D10])" office:value-type="float" office:value="0.305555555555556" calcext:value-type="float">
            <text:p>0.305555555555556</text:p>
          </table:table-cell>
          <table:table-cell table:formula="of:=ROUND(ABS([.H10]-[.I10]);12)" office:value-type="float" office:value="0.284722222222" calcext:value-type="float">
            <text:p>0.284722222222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ROUNDUP([.A11]*6; 0)" office:value-type="float" office:value="42" calcext:value-type="float">
            <text:p>42</text:p>
          </table:table-cell>
          <table:table-cell table:formula="of:=IFERROR([.B11]/[.C11]; 0)" office:value-type="float" office:value="1.54761904761905" calcext:value-type="float">
            <text:p>1.54761904761905</text:p>
          </table:table-cell>
          <table:table-cell office:value-type="float" office:value="190" calcext:value-type="float">
            <text:p>190</text:p>
          </table:table-cell>
          <table:table-cell table:formula="of:=ROUNDUP([.A11]*16; 0)" office:value-type="float" office:value="112" calcext:value-type="float">
            <text:p>112</text:p>
          </table:table-cell>
          <table:table-cell table:formula="of:=IFERROR([.E11]/[.F11]; 0)" office:value-type="float" office:value="1.69642857142857" calcext:value-type="float">
            <text:p>1.69642857142857</text:p>
          </table:table-cell>
          <table:table-cell table:formula="of:=ABS([.$I$2]-[.G11])" office:value-type="float" office:value="0.303571428571429" calcext:value-type="float">
            <text:p>0.303571428571429</text:p>
          </table:table-cell>
          <table:table-cell table:formula="of:=ABS([.$J$2]-[.D11])" office:value-type="float" office:value="0.0476190476190477" calcext:value-type="float">
            <text:p>0.047619047619048</text:p>
          </table:table-cell>
          <table:table-cell table:formula="of:=ROUND(ABS([.H11]-[.I11]);12)" office:value-type="float" office:value="0.255952380952" calcext:value-type="float">
            <text:p>0.255952380952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65" calcext:value-type="float">
            <text:p>65</text:p>
          </table:table-cell>
          <table:table-cell table:formula="of:=ROUNDUP([.A12]*6; 0)" office:value-type="float" office:value="37" calcext:value-type="float">
            <text:p>37</text:p>
          </table:table-cell>
          <table:table-cell table:formula="of:=IFERROR([.B12]/[.C12]; 0)" office:value-type="float" office:value="1.75675675675676" calcext:value-type="float">
            <text:p>1.75675675675676</text:p>
          </table:table-cell>
          <table:table-cell office:value-type="float" office:value="190" calcext:value-type="float">
            <text:p>190</text:p>
          </table:table-cell>
          <table:table-cell table:formula="of:=ROUNDUP([.A12]*16; 0)" office:value-type="float" office:value="98" calcext:value-type="float">
            <text:p>98</text:p>
          </table:table-cell>
          <table:table-cell table:formula="of:=IFERROR([.E12]/[.F12]; 0)" office:value-type="float" office:value="1.93877551020408" calcext:value-type="float">
            <text:p>1.93877551020408</text:p>
          </table:table-cell>
          <table:table-cell table:formula="of:=ABS([.$I$2]-[.G12])" office:value-type="float" office:value="0.0612244897959184" calcext:value-type="float">
            <text:p>0.061224489795919</text:p>
          </table:table-cell>
          <table:table-cell table:formula="of:=ABS([.$J$2]-[.D12])" office:value-type="float" office:value="0.256756756756757" calcext:value-type="float">
            <text:p>0.256756756756757</text:p>
          </table:table-cell>
          <table:table-cell table:formula="of:=ROUND(ABS([.H12]-[.I12]);12)" office:value-type="float" office:value="0.195532266961" calcext:value-type="float">
            <text:p>0.195532266961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65" calcext:value-type="float">
            <text:p>65</text:p>
          </table:table-cell>
          <table:table-cell table:formula="of:=[.A13]*6" office:value-type="float" office:value="37.2" calcext:value-type="float">
            <text:p>37.2</text:p>
          </table:table-cell>
          <table:table-cell table:formula="of:=IFERROR([.B13]/[.C13]; 0)" office:value-type="float" office:value="1.74731182795699" calcext:value-type="float">
            <text:p>1.74731182795699</text:p>
          </table:table-cell>
          <table:table-cell office:value-type="float" office:value="190" calcext:value-type="float">
            <text:p>190</text:p>
          </table:table-cell>
          <table:table-cell table:formula="of:=ROUNDUP([.A13]*16; 0)" office:value-type="float" office:value="100" calcext:value-type="float">
            <text:p>100</text:p>
          </table:table-cell>
          <table:table-cell table:formula="of:=IFERROR([.E13]/[.F13]; 0)" office:value-type="float" office:value="1.9" calcext:value-type="float">
            <text:p>1.9</text:p>
          </table:table-cell>
          <table:table-cell table:formula="of:=ABS([.$I$2]-[.G13])" office:value-type="float" office:value="0.1" calcext:value-type="float">
            <text:p>0.1</text:p>
          </table:table-cell>
          <table:table-cell table:formula="of:=ABS([.$J$2]-[.D13])" office:value-type="float" office:value="0.247311827956989" calcext:value-type="float">
            <text:p>0.247311827956989</text:p>
          </table:table-cell>
          <table:table-cell table:formula="of:=ROUND(ABS([.H13]-[.I13]);12)" office:value-type="float" office:value="0.147311827957" calcext:value-type="float">
            <text:p>0.147311827957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65" calcext:value-type="float">
            <text:p>65</text:p>
          </table:table-cell>
          <table:table-cell table:formula="of:=[.A14]*6" office:value-type="float" office:value="37.8" calcext:value-type="float">
            <text:p>37.8</text:p>
          </table:table-cell>
          <table:table-cell table:formula="of:=IFERROR([.B14]/[.C14]; 0)" office:value-type="float" office:value="1.71957671957672" calcext:value-type="float">
            <text:p>1.71957671957672</text:p>
          </table:table-cell>
          <table:table-cell office:value-type="float" office:value="190" calcext:value-type="float">
            <text:p>190</text:p>
          </table:table-cell>
          <table:table-cell table:formula="of:=ROUNDUP([.A14]*16; 0)" office:value-type="float" office:value="101" calcext:value-type="float">
            <text:p>101</text:p>
          </table:table-cell>
          <table:table-cell table:formula="of:=IFERROR([.E14]/[.F14]; 0)" office:value-type="float" office:value="1.88118811881188" calcext:value-type="float">
            <text:p>1.88118811881188</text:p>
          </table:table-cell>
          <table:table-cell table:formula="of:=ABS([.$I$2]-[.G14])" office:value-type="float" office:value="0.118811881188119" calcext:value-type="float">
            <text:p>0.118811881188119</text:p>
          </table:table-cell>
          <table:table-cell table:formula="of:=ABS([.$J$2]-[.D14])" office:value-type="float" office:value="0.21957671957672" calcext:value-type="float">
            <text:p>0.21957671957672</text:p>
          </table:table-cell>
          <table:table-cell table:formula="of:=ROUND(ABS([.H14]-[.I14]);12)" office:value-type="float" office:value="0.100764838389" calcext:value-type="float">
            <text:p>0.100764838389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4" calcext:value-type="float">
            <text:p>6.4</text:p>
          </table:table-cell>
          <table:table-cell office:value-type="float" office:value="65" calcext:value-type="float">
            <text:p>65</text:p>
          </table:table-cell>
          <table:table-cell table:formula="of:=ROUNDUP([.A15]*6; 0)" office:value-type="float" office:value="39" calcext:value-type="float">
            <text:p>39</text:p>
          </table:table-cell>
          <table:table-cell table:formula="of:=IFERROR([.B15]/[.C15]; 0)" office:value-type="float" office:value="1.66666666666667" calcext:value-type="float">
            <text:p>1.66666666666667</text:p>
          </table:table-cell>
          <table:table-cell office:value-type="float" office:value="190" calcext:value-type="float">
            <text:p>190</text:p>
          </table:table-cell>
          <table:table-cell table:formula="of:=ROUNDUP([.A15]*16; 0)" office:value-type="float" office:value="103" calcext:value-type="float">
            <text:p>103</text:p>
          </table:table-cell>
          <table:table-cell table:formula="of:=IFERROR([.E15]/[.F15]; 0)" office:value-type="float" office:value="1.84466019417476" calcext:value-type="float">
            <text:p>1.84466019417476</text:p>
          </table:table-cell>
          <table:table-cell table:formula="of:=ABS([.$I$2]-[.G15])" office:value-type="float" office:value="0.155339805825243" calcext:value-type="float">
            <text:p>0.155339805825243</text:p>
          </table:table-cell>
          <table:table-cell table:formula="of:=ABS([.$J$2]-[.D15])" office:value-type="float" office:value="0.166666666666667" calcext:value-type="float">
            <text:p>0.166666666666667</text:p>
          </table:table-cell>
          <table:table-cell table:formula="of:=ROUND(ABS([.H15]-[.I15]);12)" office:value-type="float" office:value="0.011326860841" calcext:value-type="float">
            <text:p>0.011326860841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51" calcext:value-type="float">
            <text:p>6.51</text:p>
          </table:table-cell>
          <table:table-cell office:value-type="float" office:value="65" calcext:value-type="float">
            <text:p>65</text:p>
          </table:table-cell>
          <table:table-cell table:formula="of:=ROUNDUP([.A16]*6; 0)" office:value-type="float" office:value="40" calcext:value-type="float">
            <text:p>40</text:p>
          </table:table-cell>
          <table:table-cell table:formula="of:=IFERROR([.B16]/[.C16]; 0)" office:value-type="float" office:value="1.625" calcext:value-type="float">
            <text:p>1.625</text:p>
          </table:table-cell>
          <table:table-cell office:value-type="float" office:value="190" calcext:value-type="float">
            <text:p>190</text:p>
          </table:table-cell>
          <table:table-cell table:formula="of:=ROUNDUP([.A16]*16; 0)" office:value-type="float" office:value="105" calcext:value-type="float">
            <text:p>105</text:p>
          </table:table-cell>
          <table:table-cell table:formula="of:=IFERROR([.E16]/[.F16]; 0)" office:value-type="float" office:value="1.80952380952381" calcext:value-type="float">
            <text:p>1.80952380952381</text:p>
          </table:table-cell>
          <table:table-cell table:formula="of:=ABS([.$I$2]-[.G16])" office:value-type="float" office:value="0.19047619047619" calcext:value-type="float">
            <text:p>0.19047619047619</text:p>
          </table:table-cell>
          <table:table-cell table:formula="of:=ABS([.$J$2]-[.D16])" office:value-type="float" office:value="0.125" calcext:value-type="float">
            <text:p>0.125</text:p>
          </table:table-cell>
          <table:table-cell table:formula="of:=ROUND(ABS([.H16]-[.I16]);12)" office:value-type="float" office:value="0.065476190476" calcext:value-type="float">
            <text:p>0.065476190476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65" calcext:value-type="float">
            <text:p>65</text:p>
          </table:table-cell>
          <table:table-cell table:formula="of:=ROUNDUP([.A17]*6; 0)" office:value-type="float" office:value="40" calcext:value-type="float">
            <text:p>40</text:p>
          </table:table-cell>
          <table:table-cell table:formula="of:=IFERROR([.B17]/[.C17]; 0)" office:value-type="float" office:value="1.625" calcext:value-type="float">
            <text:p>1.625</text:p>
          </table:table-cell>
          <table:table-cell office:value-type="float" office:value="190" calcext:value-type="float">
            <text:p>190</text:p>
          </table:table-cell>
          <table:table-cell table:formula="of:=ROUNDUP([.A17]*16; 0)" office:value-type="float" office:value="106" calcext:value-type="float">
            <text:p>106</text:p>
          </table:table-cell>
          <table:table-cell table:formula="of:=IFERROR([.E17]/[.F17]; 0)" office:value-type="float" office:value="1.79245283018868" calcext:value-type="float">
            <text:p>1.79245283018868</text:p>
          </table:table-cell>
          <table:table-cell table:formula="of:=ABS([.$I$2]-[.G17])" office:value-type="float" office:value="0.207547169811321" calcext:value-type="float">
            <text:p>0.207547169811321</text:p>
          </table:table-cell>
          <table:table-cell table:formula="of:=ABS([.$J$2]-[.D17])" office:value-type="float" office:value="0.125" calcext:value-type="float">
            <text:p>0.125</text:p>
          </table:table-cell>
          <table:table-cell table:formula="of:=ROUND(ABS([.H17]-[.I17]);12)" office:value-type="float" office:value="0.082547169811" calcext:value-type="float">
            <text:p>0.082547169811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65" calcext:value-type="float">
            <text:p>65</text:p>
          </table:table-cell>
          <table:table-cell table:formula="of:=ROUNDUP([.A18]*6; 0)" office:value-type="float" office:value="41" calcext:value-type="float">
            <text:p>41</text:p>
          </table:table-cell>
          <table:table-cell table:formula="of:=IFERROR([.B18]/[.C18]; 0)" office:value-type="float" office:value="1.58536585365854" calcext:value-type="float">
            <text:p>1.58536585365854</text:p>
          </table:table-cell>
          <table:table-cell office:value-type="float" office:value="190" calcext:value-type="float">
            <text:p>190</text:p>
          </table:table-cell>
          <table:table-cell table:formula="of:=ROUNDUP([.A18]*16; 0)" office:value-type="float" office:value="108" calcext:value-type="float">
            <text:p>108</text:p>
          </table:table-cell>
          <table:table-cell table:formula="of:=IFERROR([.E18]/[.F18]; 0)" office:value-type="float" office:value="1.75925925925926" calcext:value-type="float">
            <text:p>1.75925925925926</text:p>
          </table:table-cell>
          <table:table-cell table:formula="of:=ABS([.$I$2]-[.G18])" office:value-type="float" office:value="0.240740740740741" calcext:value-type="float">
            <text:p>0.240740740740741</text:p>
          </table:table-cell>
          <table:table-cell table:formula="of:=ABS([.$J$2]-[.D18])" office:value-type="float" office:value="0.0853658536585367" calcext:value-type="float">
            <text:p>0.085365853658537</text:p>
          </table:table-cell>
          <table:table-cell table:formula="of:=ROUND(ABS([.H18]-[.I18]);12)" office:value-type="float" office:value="0.155374887082" calcext:value-type="float">
            <text:p>0.155374887082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45" calcext:value-type="float">
            <text:p>6.45</text:p>
          </table:table-cell>
          <table:table-cell office:value-type="float" office:value="65" calcext:value-type="float">
            <text:p>65</text:p>
          </table:table-cell>
          <table:table-cell table:formula="of:=ROUNDUP([.A19]*6; 0)" office:value-type="float" office:value="39" calcext:value-type="float">
            <text:p>39</text:p>
          </table:table-cell>
          <table:table-cell table:formula="of:=IFERROR([.B19]/[.C19]; 0)" office:value-type="float" office:value="1.66666666666667" calcext:value-type="float">
            <text:p>1.66666666666667</text:p>
          </table:table-cell>
          <table:table-cell office:value-type="float" office:value="190" calcext:value-type="float">
            <text:p>190</text:p>
          </table:table-cell>
          <table:table-cell table:formula="of:=ROUNDUP([.A19]*16; 0)" office:value-type="float" office:value="104" calcext:value-type="float">
            <text:p>104</text:p>
          </table:table-cell>
          <table:table-cell table:formula="of:=IFERROR([.E19]/[.F19]; 0)" office:value-type="float" office:value="1.82692307692308" calcext:value-type="float">
            <text:p>1.82692307692308</text:p>
          </table:table-cell>
          <table:table-cell table:formula="of:=ABS([.$I$2]-[.G19])" office:value-type="float" office:value="0.173076923076923" calcext:value-type="float">
            <text:p>0.173076923076923</text:p>
          </table:table-cell>
          <table:table-cell table:formula="of:=ABS([.$J$2]-[.D19])" office:value-type="float" office:value="0.166666666666667" calcext:value-type="float">
            <text:p>0.166666666666667</text:p>
          </table:table-cell>
          <table:table-cell table:formula="of:=ROUND(ABS([.H19]-[.I19]);12)" office:value-type="float" office:value="0.00641025641" calcext:value-type="float">
            <text:p>0.00641025641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55" calcext:value-type="float">
            <text:p>6.55</text:p>
          </table:table-cell>
          <table:table-cell office:value-type="float" office:value="65" calcext:value-type="float">
            <text:p>65</text:p>
          </table:table-cell>
          <table:table-cell table:formula="of:=ROUNDUP([.A20]*6; 0)" office:value-type="float" office:value="40" calcext:value-type="float">
            <text:p>40</text:p>
          </table:table-cell>
          <table:table-cell table:formula="of:=IFERROR([.B20]/[.C20]; 0)" office:value-type="float" office:value="1.625" calcext:value-type="float">
            <text:p>1.625</text:p>
          </table:table-cell>
          <table:table-cell office:value-type="float" office:value="190" calcext:value-type="float">
            <text:p>190</text:p>
          </table:table-cell>
          <table:table-cell table:formula="of:=ROUNDUP([.A20]*16; 0)" office:value-type="float" office:value="105" calcext:value-type="float">
            <text:p>105</text:p>
          </table:table-cell>
          <table:table-cell table:formula="of:=IFERROR([.E20]/[.F20]; 0)" office:value-type="float" office:value="1.80952380952381" calcext:value-type="float">
            <text:p>1.80952380952381</text:p>
          </table:table-cell>
          <table:table-cell table:formula="of:=ABS([.$I$2]-[.G20])" office:value-type="float" office:value="0.19047619047619" calcext:value-type="float">
            <text:p>0.19047619047619</text:p>
          </table:table-cell>
          <table:table-cell table:formula="of:=ABS([.$J$2]-[.D20])" office:value-type="float" office:value="0.125" calcext:value-type="float">
            <text:p>0.125</text:p>
          </table:table-cell>
          <table:table-cell table:formula="of:=ROUND(ABS([.H20]-[.I20]);12)" office:value-type="float" office:value="0.065476190476" calcext:value-type="float">
            <text:p>0.065476190476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51" calcext:value-type="float">
            <text:p>6.51</text:p>
          </table:table-cell>
          <table:table-cell office:value-type="float" office:value="65" calcext:value-type="float">
            <text:p>65</text:p>
          </table:table-cell>
          <table:table-cell table:formula="of:=ROUNDUP([.A21]*6; 0)" office:value-type="float" office:value="40" calcext:value-type="float">
            <text:p>40</text:p>
          </table:table-cell>
          <table:table-cell table:formula="of:=IFERROR([.B21]/[.C21]; 0)" office:value-type="float" office:value="1.625" calcext:value-type="float">
            <text:p>1.625</text:p>
          </table:table-cell>
          <table:table-cell office:value-type="float" office:value="190" calcext:value-type="float">
            <text:p>190</text:p>
          </table:table-cell>
          <table:table-cell table:formula="of:=ROUNDUP([.A21]*16; 0)" office:value-type="float" office:value="105" calcext:value-type="float">
            <text:p>105</text:p>
          </table:table-cell>
          <table:table-cell table:formula="of:=IFERROR([.E21]/[.F21]; 0)" office:value-type="float" office:value="1.80952380952381" calcext:value-type="float">
            <text:p>1.80952380952381</text:p>
          </table:table-cell>
          <table:table-cell table:formula="of:=ABS([.$I$2]-[.G21])" office:value-type="float" office:value="0.19047619047619" calcext:value-type="float">
            <text:p>0.19047619047619</text:p>
          </table:table-cell>
          <table:table-cell table:formula="of:=ABS([.$J$2]-[.D21])" office:value-type="float" office:value="0.125" calcext:value-type="float">
            <text:p>0.125</text:p>
          </table:table-cell>
          <table:table-cell table:formula="of:=ROUND(ABS([.H21]-[.I21]);12)" office:value-type="float" office:value="0.065476190476" calcext:value-type="float">
            <text:p>0.065476190476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49" calcext:value-type="float">
            <text:p>6.49</text:p>
          </table:table-cell>
          <table:table-cell office:value-type="float" office:value="65" calcext:value-type="float">
            <text:p>65</text:p>
          </table:table-cell>
          <table:table-cell table:formula="of:=ROUNDUP([.A22]*6; 0)" office:value-type="float" office:value="39" calcext:value-type="float">
            <text:p>39</text:p>
          </table:table-cell>
          <table:table-cell table:formula="of:=IFERROR([.B22]/[.C22]; 0)" office:value-type="float" office:value="1.66666666666667" calcext:value-type="float">
            <text:p>1.66666666666667</text:p>
          </table:table-cell>
          <table:table-cell office:value-type="float" office:value="190" calcext:value-type="float">
            <text:p>190</text:p>
          </table:table-cell>
          <table:table-cell table:formula="of:=ROUNDUP([.A22]*16; 0)" office:value-type="float" office:value="104" calcext:value-type="float">
            <text:p>104</text:p>
          </table:table-cell>
          <table:table-cell table:formula="of:=IFERROR([.E22]/[.F22]; 0)" office:value-type="float" office:value="1.82692307692308" calcext:value-type="float">
            <text:p>1.82692307692308</text:p>
          </table:table-cell>
          <table:table-cell table:formula="of:=ABS([.$I$2]-[.G22])" office:value-type="float" office:value="0.173076923076923" calcext:value-type="float">
            <text:p>0.173076923076923</text:p>
          </table:table-cell>
          <table:table-cell table:formula="of:=ABS([.$J$2]-[.D22])" office:value-type="float" office:value="0.166666666666667" calcext:value-type="float">
            <text:p>0.166666666666667</text:p>
          </table:table-cell>
          <table:table-cell table:formula="of:=ROUND(ABS([.H22]-[.I22]);12)" office:value-type="float" office:value="0.00641025641" calcext:value-type="float">
            <text:p>0.00641025641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46" calcext:value-type="float">
            <text:p>6.46</text:p>
          </table:table-cell>
          <table:table-cell office:value-type="float" office:value="65" calcext:value-type="float">
            <text:p>65</text:p>
          </table:table-cell>
          <table:table-cell table:formula="of:=[.A23]*6" office:value-type="float" office:value="38.76" calcext:value-type="float">
            <text:p>38.76</text:p>
          </table:table-cell>
          <table:table-cell table:formula="of:=IFERROR([.B23]/[.C23]; 0)" office:value-type="float" office:value="1.67698658410733" calcext:value-type="float">
            <text:p>1.67698658410733</text:p>
          </table:table-cell>
          <table:table-cell office:value-type="float" office:value="190" calcext:value-type="float">
            <text:p>190</text:p>
          </table:table-cell>
          <table:table-cell table:formula="of:=ROUNDUP([.A23]*16; 0)" office:value-type="float" office:value="104" calcext:value-type="float">
            <text:p>104</text:p>
          </table:table-cell>
          <table:table-cell table:formula="of:=IFERROR([.E23]/[.F23]; 0)" office:value-type="float" office:value="1.82692307692308" calcext:value-type="float">
            <text:p>1.82692307692308</text:p>
          </table:table-cell>
          <table:table-cell table:formula="of:=ABS([.$I$2]-[.G23])" office:value-type="float" office:value="0.173076923076923" calcext:value-type="float">
            <text:p>0.173076923076923</text:p>
          </table:table-cell>
          <table:table-cell table:formula="of:=ABS([.$J$2]-[.D23])" office:value-type="float" office:value="0.176986584107327" calcext:value-type="float">
            <text:p>0.176986584107327</text:p>
          </table:table-cell>
          <table:table-cell table:formula="of:=ROUND(ABS([.H23]-[.I23]);12)" office:value-type="float" office:value="0.00390966103" calcext:value-type="float">
            <text:p>0.00390966103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47" calcext:value-type="float">
            <text:p>6.47</text:p>
          </table:table-cell>
          <table:table-cell office:value-type="float" office:value="65" calcext:value-type="float">
            <text:p>65</text:p>
          </table:table-cell>
          <table:table-cell table:formula="of:=[.A24]*6" office:value-type="float" office:value="38.82" calcext:value-type="float">
            <text:p>38.82</text:p>
          </table:table-cell>
          <table:table-cell table:formula="of:=IFERROR([.B24]/[.C24]; 0)" office:value-type="float" office:value="1.67439464193715" calcext:value-type="float">
            <text:p>1.67439464193715</text:p>
          </table:table-cell>
          <table:table-cell office:value-type="float" office:value="190" calcext:value-type="float">
            <text:p>190</text:p>
          </table:table-cell>
          <table:table-cell table:formula="of:=ROUNDUP([.A24]*16; 0)" office:value-type="float" office:value="104" calcext:value-type="float">
            <text:p>104</text:p>
          </table:table-cell>
          <table:table-cell table:formula="of:=IFERROR([.E24]/[.F24]; 0)" office:value-type="float" office:value="1.82692307692308" calcext:value-type="float">
            <text:p>1.82692307692308</text:p>
          </table:table-cell>
          <table:table-cell table:formula="of:=ABS([.$I$2]-[.G24])" office:value-type="float" office:value="0.173076923076923" calcext:value-type="float">
            <text:p>0.173076923076923</text:p>
          </table:table-cell>
          <table:table-cell table:formula="of:=ABS([.$J$2]-[.D24])" office:value-type="float" office:value="0.174394641937146" calcext:value-type="float">
            <text:p>0.174394641937146</text:p>
          </table:table-cell>
          <table:table-cell table:formula="of:=ROUND(ABS([.H24]-[.I24]);12)" office:value-type="float" office:value="0.00131771886" calcext:value-type="float">
            <text:p>0.00131771886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48" calcext:value-type="float">
            <text:p>6.48</text:p>
          </table:table-cell>
          <table:table-cell office:value-type="float" office:value="65" calcext:value-type="float">
            <text:p>65</text:p>
          </table:table-cell>
          <table:table-cell table:formula="of:=ROUNDUP([.A25]*6; 0)" office:value-type="float" office:value="39" calcext:value-type="float">
            <text:p>39</text:p>
          </table:table-cell>
          <table:table-cell table:formula="of:=IFERROR([.B25]/[.C25]; 0)" office:value-type="float" office:value="1.66666666666667" calcext:value-type="float">
            <text:p>1.66666666666667</text:p>
          </table:table-cell>
          <table:table-cell office:value-type="float" office:value="190" calcext:value-type="float">
            <text:p>190</text:p>
          </table:table-cell>
          <table:table-cell table:formula="of:=ROUNDUP([.A25]*16; 0)" office:value-type="float" office:value="104" calcext:value-type="float">
            <text:p>104</text:p>
          </table:table-cell>
          <table:table-cell table:formula="of:=IFERROR([.E25]/[.F25]; 0)" office:value-type="float" office:value="1.82692307692308" calcext:value-type="float">
            <text:p>1.82692307692308</text:p>
          </table:table-cell>
          <table:table-cell table:formula="of:=ABS([.$I$2]-[.G25])" office:value-type="float" office:value="0.173076923076923" calcext:value-type="float">
            <text:p>0.173076923076923</text:p>
          </table:table-cell>
          <table:table-cell table:formula="of:=ABS([.$J$2]-[.D25])" office:value-type="float" office:value="0.166666666666667" calcext:value-type="float">
            <text:p>0.166666666666667</text:p>
          </table:table-cell>
          <table:table-cell table:formula="of:=ROUND(ABS([.H25]-[.I25]);15)" office:value-type="float" office:value="0.006410256410256" calcext:value-type="float">
            <text:p>0.006410256410256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471" calcext:value-type="float">
            <text:p>6.471</text:p>
          </table:table-cell>
          <table:table-cell office:value-type="float" office:value="65" calcext:value-type="float">
            <text:p>65</text:p>
          </table:table-cell>
          <table:table-cell table:formula="of:=ROUNDUP([.A26]*6; 0)" office:value-type="float" office:value="39" calcext:value-type="float">
            <text:p>39</text:p>
          </table:table-cell>
          <table:table-cell table:formula="of:=IFERROR([.B26]/[.C26]; 0)" office:value-type="float" office:value="1.66666666666667" calcext:value-type="float">
            <text:p>1.66666666666667</text:p>
          </table:table-cell>
          <table:table-cell office:value-type="float" office:value="190" calcext:value-type="float">
            <text:p>190</text:p>
          </table:table-cell>
          <table:table-cell table:formula="of:=ROUNDUP([.A26]*16; 0)" office:value-type="float" office:value="104" calcext:value-type="float">
            <text:p>104</text:p>
          </table:table-cell>
          <table:table-cell table:formula="of:=IFERROR([.E26]/[.F26]; 0)" office:value-type="float" office:value="1.82692307692308" calcext:value-type="float">
            <text:p>1.82692307692308</text:p>
          </table:table-cell>
          <table:table-cell table:formula="of:=ABS([.$I$2]-[.G26])" office:value-type="float" office:value="0.173076923076923" calcext:value-type="float">
            <text:p>0.173076923076923</text:p>
          </table:table-cell>
          <table:table-cell table:formula="of:=ABS([.$J$2]-[.D26])" office:value-type="float" office:value="0.166666666666667" calcext:value-type="float">
            <text:p>0.166666666666667</text:p>
          </table:table-cell>
          <table:table-cell table:formula="of:=ROUND(ABS([.H26]-[.I26]);12)" office:value-type="float" office:value="0.00641025641" calcext:value-type="float">
            <text:p>0.00641025641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office:value-type="float" office:value="6.469" calcext:value-type="float">
            <text:p>6.469</text:p>
          </table:table-cell>
          <table:table-cell office:value-type="float" office:value="65" calcext:value-type="float">
            <text:p>65</text:p>
          </table:table-cell>
          <table:table-cell table:formula="of:=ROUNDUP([.A27]*6; 0)" office:value-type="float" office:value="39" calcext:value-type="float">
            <text:p>39</text:p>
          </table:table-cell>
          <table:table-cell table:formula="of:=IFERROR([.B27]/[.C27]; 0)" office:value-type="float" office:value="1.66666666666667" calcext:value-type="float">
            <text:p>1.66666666666667</text:p>
          </table:table-cell>
          <table:table-cell office:value-type="float" office:value="190" calcext:value-type="float">
            <text:p>190</text:p>
          </table:table-cell>
          <table:table-cell table:formula="of:=ROUNDUP([.A27]*16; 0)" office:value-type="float" office:value="104" calcext:value-type="float">
            <text:p>104</text:p>
          </table:table-cell>
          <table:table-cell table:formula="of:=IFERROR([.E27]/[.F27]; 0)" office:value-type="float" office:value="1.82692307692308" calcext:value-type="float">
            <text:p>1.82692307692308</text:p>
          </table:table-cell>
          <table:table-cell table:formula="of:=ABS([.$I$2]-[.G27])" office:value-type="float" office:value="0.173076923076923" calcext:value-type="float">
            <text:p>0.173076923076923</text:p>
          </table:table-cell>
          <table:table-cell table:formula="of:=ABS([.$J$2]-[.D27])" office:value-type="float" office:value="0.166666666666667" calcext:value-type="float">
            <text:p>0.166666666666667</text:p>
          </table:table-cell>
          <table:table-cell table:formula="of:=ROUND(ABS([.H27]-[.I27]);12)" office:value-type="float" office:value="0.00641025641" calcext:value-type="float">
            <text:p>0.00641025641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ROUNDUP([.A28]*6; 0)" office:value-type="float" office:value="0" calcext:value-type="float">
            <text:p>0</text:p>
          </table:table-cell>
          <table:table-cell table:formula="of:=IFERROR([.B28]/[.C28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28]*16; 0)" office:value-type="float" office:value="0" calcext:value-type="float">
            <text:p>0</text:p>
          </table:table-cell>
          <table:table-cell table:formula="of:=IFERROR([.E28]/[.F28]; 0)" office:value-type="float" office:value="0" calcext:value-type="float">
            <text:p>0</text:p>
          </table:table-cell>
          <table:table-cell table:formula="of:=ABS([.$I$2]-[.G28])" office:value-type="float" office:value="2" calcext:value-type="float">
            <text:p>2</text:p>
          </table:table-cell>
          <table:table-cell table:formula="of:=ABS([.$J$2]-[.D28])" office:value-type="float" office:value="1.5" calcext:value-type="float">
            <text:p>1.5</text:p>
          </table:table-cell>
          <table:table-cell table:formula="of:=ROUND(ABS([.H28]-[.I28]);12)" office:value-type="float" office:value="0.5" calcext:value-type="float">
            <text:p>0.5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ROUNDUP([.A29]*6; 0)" office:value-type="float" office:value="0" calcext:value-type="float">
            <text:p>0</text:p>
          </table:table-cell>
          <table:table-cell table:formula="of:=IFERROR([.B29]/[.C29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29]*16; 0)" office:value-type="float" office:value="0" calcext:value-type="float">
            <text:p>0</text:p>
          </table:table-cell>
          <table:table-cell table:formula="of:=IFERROR([.E29]/[.F29]; 0)" office:value-type="float" office:value="0" calcext:value-type="float">
            <text:p>0</text:p>
          </table:table-cell>
          <table:table-cell table:formula="of:=ABS([.$I$2]-[.G29])" office:value-type="float" office:value="2" calcext:value-type="float">
            <text:p>2</text:p>
          </table:table-cell>
          <table:table-cell table:formula="of:=ABS([.$J$2]-[.D29])" office:value-type="float" office:value="1.5" calcext:value-type="float">
            <text:p>1.5</text:p>
          </table:table-cell>
          <table:table-cell table:formula="of:=ROUND(ABS([.H29]-[.I29]);12)" office:value-type="float" office:value="0.5" calcext:value-type="float">
            <text:p>0.5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ROUNDUP([.A30]*6; 0)" office:value-type="float" office:value="0" calcext:value-type="float">
            <text:p>0</text:p>
          </table:table-cell>
          <table:table-cell table:formula="of:=IFERROR([.B30]/[.C30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30]*16; 0)" office:value-type="float" office:value="0" calcext:value-type="float">
            <text:p>0</text:p>
          </table:table-cell>
          <table:table-cell table:formula="of:=IFERROR([.E30]/[.F30]; 0)" office:value-type="float" office:value="0" calcext:value-type="float">
            <text:p>0</text:p>
          </table:table-cell>
          <table:table-cell table:formula="of:=ABS([.$I$2]-[.G30])" office:value-type="float" office:value="2" calcext:value-type="float">
            <text:p>2</text:p>
          </table:table-cell>
          <table:table-cell table:formula="of:=ABS([.$J$2]-[.D30])" office:value-type="float" office:value="1.5" calcext:value-type="float">
            <text:p>1.5</text:p>
          </table:table-cell>
          <table:table-cell table:formula="of:=ROUND(ABS([.H30]-[.I30]);12)" office:value-type="float" office:value="0.5" calcext:value-type="float">
            <text:p>0.5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ROUNDUP([.A31]*6; 0)" office:value-type="float" office:value="0" calcext:value-type="float">
            <text:p>0</text:p>
          </table:table-cell>
          <table:table-cell table:formula="of:=IFERROR([.B31]/[.C31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31]*16; 0)" office:value-type="float" office:value="0" calcext:value-type="float">
            <text:p>0</text:p>
          </table:table-cell>
          <table:table-cell table:formula="of:=IFERROR([.E31]/[.F31]; 0)" office:value-type="float" office:value="0" calcext:value-type="float">
            <text:p>0</text:p>
          </table:table-cell>
          <table:table-cell table:formula="of:=ABS([.$I$2]-[.G31])" office:value-type="float" office:value="2" calcext:value-type="float">
            <text:p>2</text:p>
          </table:table-cell>
          <table:table-cell table:formula="of:=ABS([.$J$2]-[.D31])" office:value-type="float" office:value="1.5" calcext:value-type="float">
            <text:p>1.5</text:p>
          </table:table-cell>
          <table:table-cell table:formula="of:=ROUND(ABS([.H31]-[.I31]);12)" office:value-type="float" office:value="0.5" calcext:value-type="float">
            <text:p>0.5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ROUNDUP([.A32]*6; 0)" office:value-type="float" office:value="0" calcext:value-type="float">
            <text:p>0</text:p>
          </table:table-cell>
          <table:table-cell table:formula="of:=IFERROR([.B32]/[.C32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32]*16; 0)" office:value-type="float" office:value="0" calcext:value-type="float">
            <text:p>0</text:p>
          </table:table-cell>
          <table:table-cell table:formula="of:=IFERROR([.E32]/[.F32]; 0)" office:value-type="float" office:value="0" calcext:value-type="float">
            <text:p>0</text:p>
          </table:table-cell>
          <table:table-cell table:formula="of:=ABS([.$I$2]-[.G32])" office:value-type="float" office:value="2" calcext:value-type="float">
            <text:p>2</text:p>
          </table:table-cell>
          <table:table-cell table:formula="of:=ABS([.$J$2]-[.D32])" office:value-type="float" office:value="1.5" calcext:value-type="float">
            <text:p>1.5</text:p>
          </table:table-cell>
          <table:table-cell table:formula="of:=ROUND(ABS([.H32]-[.I32]);12)" office:value-type="float" office:value="0.5" calcext:value-type="float">
            <text:p>0.5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[.A33]*6" office:value-type="float" office:value="0" calcext:value-type="float">
            <text:p>0</text:p>
          </table:table-cell>
          <table:table-cell table:formula="of:=IFERROR([.B33]/[.C33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33]*16; 0)" office:value-type="float" office:value="0" calcext:value-type="float">
            <text:p>0</text:p>
          </table:table-cell>
          <table:table-cell table:formula="of:=IFERROR([.E33]/[.F33]; 0)" office:value-type="float" office:value="0" calcext:value-type="float">
            <text:p>0</text:p>
          </table:table-cell>
          <table:table-cell table:formula="of:=ABS([.$I$2]-[.G33])" office:value-type="float" office:value="2" calcext:value-type="float">
            <text:p>2</text:p>
          </table:table-cell>
          <table:table-cell table:formula="of:=ABS([.$J$2]-[.D33])" office:value-type="float" office:value="1.5" calcext:value-type="float">
            <text:p>1.5</text:p>
          </table:table-cell>
          <table:table-cell table:formula="of:=ROUND(ABS([.H33]-[.I33]);12)" office:value-type="float" office:value="0.5" calcext:value-type="float">
            <text:p>0.5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[.A34]*6" office:value-type="float" office:value="0" calcext:value-type="float">
            <text:p>0</text:p>
          </table:table-cell>
          <table:table-cell table:formula="of:=IFERROR([.B34]/[.C34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34]*16; 0)" office:value-type="float" office:value="0" calcext:value-type="float">
            <text:p>0</text:p>
          </table:table-cell>
          <table:table-cell table:formula="of:=IFERROR([.E34]/[.F34]; 0)" office:value-type="float" office:value="0" calcext:value-type="float">
            <text:p>0</text:p>
          </table:table-cell>
          <table:table-cell table:formula="of:=ABS([.$I$2]-[.G34])" office:value-type="float" office:value="2" calcext:value-type="float">
            <text:p>2</text:p>
          </table:table-cell>
          <table:table-cell table:formula="of:=ABS([.$J$2]-[.D34])" office:value-type="float" office:value="1.5" calcext:value-type="float">
            <text:p>1.5</text:p>
          </table:table-cell>
          <table:table-cell table:formula="of:=ROUND(ABS([.H34]-[.I34]);12)" office:value-type="float" office:value="0.5" calcext:value-type="float">
            <text:p>0.5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ROUNDUP([.A35]*6; 0)" office:value-type="float" office:value="0" calcext:value-type="float">
            <text:p>0</text:p>
          </table:table-cell>
          <table:table-cell table:formula="of:=IFERROR([.B35]/[.C35]; 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ROUNDUP([.A35]*16; 0)" office:value-type="float" office:value="0" calcext:value-type="float">
            <text:p>0</text:p>
          </table:table-cell>
          <table:table-cell table:formula="of:=IFERROR([.E35]/[.F35]; 0)" office:value-type="float" office:value="0" calcext:value-type="float">
            <text:p>0</text:p>
          </table:table-cell>
          <table:table-cell table:formula="of:=ABS([.$I$2]-[.G35])" office:value-type="float" office:value="2" calcext:value-type="float">
            <text:p>2</text:p>
          </table:table-cell>
          <table:table-cell table:formula="of:=ABS([.$J$2]-[.D35])" office:value-type="float" office:value="1.5" calcext:value-type="float">
            <text:p>1.5</text:p>
          </table:table-cell>
          <table:table-cell table:formula="of:=ROUND(ABS([.H35]-[.I35]);12)" office:value-type="float" office:value="0.5" calcext:value-type="float">
            <text:p>0.5</text:p>
          </table:table-cell>
          <table:table-cell/>
          <table:table-cell table:style-name="ce7"/>
          <table:table-cell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1:55:47.400418501</meta:creation-date>
    <dc:date>2021-02-25T12:49:58.761089573</dc:date>
    <meta:editing-duration>PT42M34S</meta:editing-duration>
    <meta:editing-cycles>13</meta:editing-cycles>
    <meta:generator>LibreOffice/6.4.6.2$Linux_X86_64 LibreOffice_project/40$Build-2</meta:generator>
    <meta:document-statistic meta:table-count="1" meta:cell-count="322" meta:object-count="0"/>
  </office:meta>
</office:document-meta>
</file>